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172.15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8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7.75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323.26pt"/>
    </style:style>
    <style:style style:name="co23" style:family="table-column">
      <style:table-column-properties fo:break-before="auto" style:column-width="150.49pt"/>
    </style:style>
    <style:style style:name="ro1" style:family="table-row">
      <style:table-row-properties style:row-height="99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33f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Difficulty</text:p>
          </table:table-cell>
          <table:table-cell table:style-name="ce6" office:value-type="string" calcext:value-type="string">
            <text:p>Chance</text:p>
          </table:table-cell>
          <table:table-cell table:style-name="ce6" office:value-type="string" calcext:value-type="string">
            <text:p>Recommendations</text:p>
          </table:table-cell>
          <table:table-cell table:style-name="ce7" office:value-type="string" calcext:value-type="string">
            <text:p>VHDL Available from ATHENA</text:p>
          </table:table-cell>
          <table:table-cell table:style-name="ce7" office:value-type="string" calcext:value-type="string">
            <text:p>VHDL Available from Archive</text:p>
          </table:table-cell>
          <table:table-cell table:style-name="ce7" office:value-type="string" calcext:value-type="string">
            <text:p>Block Diagram Available</text:p>
          </table:table-cell>
          <table:table-cell table:style-name="ce6" office:value-type="string" calcext:value-type="string">
            <text:p>Block Diagram in Spe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nderlying Fun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Use Cases</text:p>
          </table:table-cell>
          <table:table-cell table:style-name="ce6" office:value-type="string" calcext:value-type="string">
            <text:p>Block Size</text:p>
          </table:table-cell>
          <table:table-cell table:style-name="ce6" office:value-type="string" calcext:value-type="string">
            <text:p>Key Size</text:p>
          </table:table-cell>
          <table:table-cell table:style-name="ce6" office:value-type="string" calcext:value-type="string">
            <text:p>Nonce Size</text:p>
          </table:table-cell>
          <table:table-cell table:style-name="ce6" office:value-type="string" calcext:value-type="string">
            <text:p>Tag Size</text:p>
          </table:table-cell>
          <table:table-cell table:style-name="ce6" office:value-type="string" calcext:value-type="string">
            <text:p>State Size</text:p>
          </table:table-cell>
          <table:table-cell table:style-name="ce6" office:value-type="string" calcext:value-type="string">
            <text:p>Key Schedule State Size</text:p>
          </table:table-cell>
          <table:table-cell table:style-name="ce6" office:value-type="string" calcext:value-type="string">
            <text:p>Original key has to be preserved</text:p>
          </table:table-cell>
          <table:table-cell table:style-name="ce6" office:value-type="string" calcext:value-type="string">
            <text:p>Total Bits to Store</text:p>
          </table:table-cell>
          <table:table-cell table:style-name="ce6" office:value-type="string" calcext:value-type="string">
            <text:p>1 Pass / 2 Pass</text:p>
          </table:table-cell>
          <table:table-cell table:style-name="ce6" office:value-type="string" calcext:value-type="string">
            <text:p>Padding Scheme: Message</text:p>
          </table:table-cell>
          <table:table-cell table:style-name="ce6" office:value-type="string" calcext:value-type="string">
            <text:p>Padding Scheme: AD</text:p>
          </table:table-cell>
          <table:table-cell table:style-name="ce6" office:value-type="string" calcext:value-type="string">
            <text:p># of Rounds</text:p>
          </table:table-cell>
          <table:table-cell table:style-name="ce6" office:value-type="string" calcext:value-type="string">
            <text:p># Rounds for Initialization</text:p>
          </table:table-cell>
          <table:table-cell table:style-name="ce6" office:value-type="string" calcext:value-type="string">
            <text:p>Parallelizable E/D</text:p>
          </table:table-cell>
          <table:table-cell table:style-name="ce6" office:value-type="string" calcext:value-type="string">
            <text:p>Online E/D</text:p>
          </table:table-cell>
          <table:table-cell table:style-name="ce6" office:value-type="string" calcext:value-type="string">
            <text:p>Inverse Free</text:p>
          </table:table-cell>
          <table:table-cell table:style-name="ce6" office:value-type="string" calcext:value-type="string">
            <text:p>Largest Input Size to Internal Function</text:p>
          </table:table-cell>
          <table:table-cell/>
          <table:table-cell office:value-type="string" calcext:value-type="string">
            <text:p>Works on TM4C129 w/o AES acc.</text:p>
          </table:table-cell>
          <table:table-cell office:value-type="string" calcext:value-type="string">
            <text:p>Reason</text:p>
          </table:table-cell>
        </table:table-row>
        <table:table-row table:style-name="ro2">
          <table:table-cell office:value-type="string" calcext:value-type="string">
            <text:p>ACOR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ACORN-128</text:p>
          </table:table-cell>
          <table:table-cell office:value-type="string" calcext:value-type="string">
            <text:p>LFSR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93" calcext:value-type="float">
            <text:p>293</text:p>
          </table:table-cell>
          <table:table-cell table:number-columns-repeated="13"/>
          <table:table-cell table:style-name="ce13" office:value-type="string" calcext:value-type="string">
            <text:p>ACORN-128 (acorn128v3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office:value-type="string" calcext:value-type="string">
            <text:p>AEGI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GIS-128L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AEGIS-128L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AEGIS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AEGIS-12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office:value-type="string" calcext:value-type="string">
            <text:p>AEGIS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number-columns-repeated="13"/>
          <table:table-cell table:style-name="ce14" office:value-type="string" calcext:value-type="string">
            <text:p>AEGIS-256</text:p>
          </table:table-cell>
          <table:table-cell/>
        </table:table-row>
        <table:table-row table:style-name="ro2">
          <table:table-cell office:value-type="string" calcext:value-type="string">
            <text:p>AES-OT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aes128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pv1 (aes128otrp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9" office:value-type="string" calcext:value-type="string">
            <text:p>aes128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sv1 (aes128otrs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aes256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pv1 (aes256otrp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table:style-name="ce9" office:value-type="string" calcext:value-type="string">
            <text:p>aes256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sv1 (aes256otrsv3)</text:p>
          </table:table-cell>
          <table:table-cell/>
        </table:table-row>
        <table:table-row table:style-name="ro2">
          <table:table-cell table:style-name="ce3" office:value-type="string" calcext:value-type="string">
            <text:p>AEZ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 but</text:p>
          </table:table-cell>
          <table:table-cell office:value-type="string" calcext:value-type="string">
            <text:p>AEZ</text:p>
          </table:table-cell>
          <table:table-cell table:style-name="ce10" office:value-type="string" calcext:value-type="string">
            <text:p>AES Round, BLAKE2b</text:p>
          </table:table-cell>
          <table:table-cell/>
          <table:table-cell table:style-name="ce5" office:value-type="string" calcext:value-type="string">
            <text:p>3, 2</text:p>
          </table:table-cell>
          <table:table-cell office:value-type="string" calcext:value-type="string">
            <text:p>?</text:p>
          </table:table-cell>
          <table:table-cell office:value-type="float" office:value="384" calcext:value-type="float">
            <text:p>384</text:p>
          </table:table-cell>
          <table:table-cell table:number-columns-repeated="16"/>
          <table:table-cell table:style-name="ce13" office:value-type="string" calcext:value-type="string">
            <text:p>AEZ (aezv4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office:value-type="string" calcext:value-type="string">
            <text:p>Asc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SCON-128</text:p>
          </table:table-cell>
          <table:table-cell office:value-type="string" calcext:value-type="string">
            <text:p>ASCON12,6-128-64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 (ascon128v12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ASCON-128a</text:p>
          </table:table-cell>
          <table:table-cell office:value-type="string" calcext:value-type="string">
            <text:p>ASCON12,8-128-128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a (ascon128av12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office:value-type="string" calcext:value-type="string">
            <text:p>CLO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clocv3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clo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twine80n6t4clocv3</text:p>
          </table:table-cell>
          <table:table-cell table:style-name="ce12" office:value-type="string" calcext:value-type="string">
            <text:p>TWINE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twine80n6t4clocv3</text:p>
          </table:table-cell>
          <table:table-cell/>
        </table:table-row>
        <table:table-row table:style-name="ro2">
          <table:table-cell office:value-type="string" calcext:value-type="string">
            <text:p>SIL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silcv3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sil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present80n6t4silcv3</text:p>
          </table:table-cell>
          <table:table-cell table:style-name="ce12" office:value-type="string" calcext:value-type="string">
            <text:p>Present-80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present80n6t4sil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led80n6t4silcv3</text:p>
          </table:table-cell>
          <table:table-cell table:style-name="ce12" office:value-type="string" calcext:value-type="string">
            <text:p>LED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led80n6t4silcv3</text:p>
          </table:table-cell>
          <table:table-cell/>
        </table:table-row>
        <table:table-row table:style-name="ro2">
          <table:table-cell office:value-type="string" calcext:value-type="string">
            <text:p>COL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/Copa</text:p>
          </table:table-cell>
          <table:table-cell office:value-type="string" calcext:value-type="string">
            <text:p>Yes/El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LM0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4*128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0v1</text:p>
          </table:table-cell>
          <table:table-cell office:value-type="string" calcext:value-type="string">
            <text:p>openSSL missing, copied soft aes from SILC, now working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OLM127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3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127v1</text:p>
          </table:table-cell>
          <table:table-cell office:value-type="string" calcext:value-type="string">
            <text:p>openSSL missing, copied soft aes from SILC, now working</text:p>
          </table:table-cell>
        </table:table-row>
        <table:table-row table:style-name="ro2">
          <table:table-cell office:value-type="string" calcext:value-type="string">
            <text:p>Deoxy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Deoxys-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Deoxys-I-128 (deoxysi128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Deoxys-I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128 (deoxysii128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Deoxys-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2" table:number-columns-repeated="3"/>
          <table:table-cell table:number-columns-repeated="10"/>
          <table:table-cell table:style-name="ce14" office:value-type="string" calcext:value-type="string">
            <text:p>Deoxys-I-256 (deoxysi256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office:value-type="string" calcext:value-type="string">
            <text:p>Deoxys-I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256 (deoxysii256v141)</text:p>
          </table:table-cell>
          <table:table-cell/>
        </table:table-row>
        <table:table-row table:style-name="ro2">
          <table:table-cell office:value-type="string" calcext:value-type="string">
            <text:p>JAMBU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Simon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IMON-JAMBU96/96</text:p>
          </table:table-cell>
          <table:table-cell table:style-name="ce12" office:value-type="string" calcext:value-type="string">
            <text:p>SIMON 96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3"/>
          <table:table-cell table:style-name="ce13" office:value-type="string" calcext:value-type="string">
            <text:p>SIMON-JAMBU96/96 (simonjambu96v2)</text:p>
          </table:table-cell>
          <table:table-cell office:value-type="string" calcext:value-type="string">
            <text:p>Never returns from encrypt(), <text:s/>simon.c uint64_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8" office:value-type="string" calcext:value-type="string">
            <text:p>SIMON-JAMBU64/96</text:p>
          </table:table-cell>
          <table:table-cell table:style-name="ce12" office:value-type="string" calcext:value-type="string">
            <text:p>SIMON 64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table:style-name="ce14" office:value-type="string" calcext:value-type="string">
            <text:p>SIMON-JAMBU64/96 (simonjambu64v2)</text:p>
          </table:table-cell>
          <table:table-cell office:value-type="string" calcext:value-type="string">
            <text:p>Compiles but error=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8" office:value-type="string" calcext:value-type="string">
            <text:p>SIMON-JAMBU128/128</text:p>
          </table:table-cell>
          <table:table-cell table:style-name="ce12" office:value-type="string" calcext:value-type="string">
            <text:p>SIMON 128/128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3" office:value-type="string" calcext:value-type="string">
            <text:p>SIMON-JAMBU128/128 (simonjambu128v2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quarternary</text:p>
          </table:table-cell>
          <table:table-cell table:number-columns-repeated="4"/>
          <table:table-cell table:style-name="ce9" office:value-type="string" calcext:value-type="string">
            <text:p>AES-JAMBU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5" office:value-type="string" calcext:value-type="string">
            <text:p>3, <text:span text:style-name="T1">1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4" office:value-type="string" calcext:value-type="string">
            <text:p>AES-JAMBU (aesjambuv2)</text:p>
          </table:table-cell>
          <table:table-cell office:value-type="string" calcext:value-type="string">
            <text:p>Compiles but error=1, 1 is okay?</text:p>
          </table:table-cell>
        </table:table-row>
        <table:table-row table:style-name="ro2">
          <table:table-cell office:value-type="string" calcext:value-type="string">
            <text:p>Ketj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Ketje J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96 (128)</text:p>
          </table:table-cell>
          <table:table-cell table:style-name="ce5" office:value-type="string" calcext:value-type="string">
            <text:p>96 (54)</text:p>
          </table:table-cell>
          <table:table-cell table:style-name="ce5" office:value-type="string" calcext:value-type="string">
            <text:p>96 (128)</text:p>
          </table:table-cell>
          <table:table-cell office:value-type="float" office:value="200" calcext:value-type="float">
            <text:p>200</text:p>
          </table:table-cell>
          <table:table-cell table:number-columns-repeated="13"/>
          <table:table-cell table:style-name="ce13" office:value-type="string" calcext:value-type="string">
            <text:p>Ketje Jr (ketjejrv2)</text:p>
          </table:table-cell>
          <table:table-cell office:value-type="string" calcext:value-type="string">
            <text:p>Doesn’t compile, code in Cpp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Ketje S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Q29]-[.N29]-18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number-columns-repeated="13"/>
          <table:table-cell office:value-type="string" calcext:value-type="string">
            <text:p>Ketje Sr</text:p>
          </table:table-cell>
          <table:table-cell office:value-type="string" calcext:value-type="string">
            <text:p>Cpp, code uses exceptions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Ketje Min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Q30]-[.N30]-18" office:value-type="float" office:value="654" calcext:value-type="float">
            <text:p>654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office:value-type="string" calcext:value-type="string">
            <text:p>Ketje Minor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Ketje Maj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Q31]-[.N31]-18" office:value-type="float" office:value="1454" calcext:value-type="float">
            <text:p>1454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Ketje Major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office:value-type="string" calcext:value-type="string">
            <text:p>Key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9" office:value-type="string" calcext:value-type="string">
            <text:p>Rive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<text:span text:style-name="T1"> 1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table:style-name="ce13" office:value-type="string" calcext:value-type="string">
            <text:p>River Keyak (riverkeyakv2)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Lake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 table:number-columns-repeated="3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ake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Sea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Sea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Ocean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Ocean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Luna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unar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office:value-type="string" calcext:value-type="string">
            <text:p>MOR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RUS-1280-128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128 (morus1280128v2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MORUS-640-128</text:p>
          </table:table-cell>
          <table:table-cell office:value-type="string" calcext:value-type="string">
            <text:p>Boolean, Rot, Sft</text:p>
          </table:table-cell>
          <table:table-cell/>
          <table:table-cell table:style-name="ce5" office:value-type="string" calcext:value-type="string">
            <text:p>2, <text:span text:style-name="T1">1</text:span>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MORUS-640-128 (morus640128v2)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MORUS-1280-256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256 (morus1280256v2)</text:p>
          </table:table-cell>
          <table:table-cell/>
        </table:table-row>
        <table:table-row table:style-name="ro2">
          <table:table-cell office:value-type="string" calcext:value-type="string">
            <text:p>NOR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NORX32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0]-[.N40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4-1 (norx3241v3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NORX64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1]-[.N41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4-1 (norx6441v3)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NORX32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2]-[.N42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6-1 (norx3261v3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NORX64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3]-[.N43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6-1 (norx6461v3)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NORX64-4-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Q44]-[.N44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3" office:value-type="string" calcext:value-type="string">
            <text:p>NORX64-4-4 (norx6444v3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office:value-type="string" calcext:value-type="string">
            <text:p>O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AD_AES_128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28_OCB_TAGLEN128 (aeadaes128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28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28_OCB_TAGLEN96 (aeadaes128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28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28_OCB_TAGLEN64 (aeadaes128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92_OCB_TAGLEN128 (aeadaes192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92_OCB_TAGLEN96 (aeadaes192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92_OCB_TAGLEN64 (aeadaes192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256_OCB_TAGLEN128 (aeadaes256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256_OCB_TAGLEN96 (aeadaes256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256_OCB_TAGLEN64 (aeadaes256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office:value-type="string" calcext:value-type="string">
            <text:p>Tiaox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aoxin-v2 </text:p>
          </table:table-cell>
          <table:table-cell table:style-name="ce10" office:value-type="string" calcext:value-type="string">
            <text:p>AES Roun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6 ?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tiaoxin-v2 </text:p>
          </table:table-cell>
          <table:table-cell office:value-type="string" calcext:value-type="string">
            <text:p>Never returns from decrypt()</text:p>
          </table:table-cell>
        </table:table-row>
        <table:table-row table:style-name="ro2" table:number-rows-repeated="7">
          <table:table-cell table:style-name="Default" table:number-columns-repeated="6"/>
          <table:table-cell table:number-columns-repeated="26"/>
        </table:table-row>
        <table:table-row table:style-name="ro3">
          <table:table-cell table:style-name="ce4" office:value-type="string" calcext:value-type="string">
            <text:p>Use Cases: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ightweight applications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1 Pass / 2 Pass:</text:p>
          </table:table-cell>
          <table:table-cell/>
          <table:table-cell office:value-type="string" calcext:value-type="string">
            <text:p>In a 2 pass scheme the entire message must be saved between 1<text:span text:style-name="T2">st</text:span> and 2<text:span text:style-name="T2">nd</text:span> pass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igh performance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Encryption:</text:p>
          </table:table-cell>
          <table:table-cell/>
          <table:table-cell office:value-type="string" calcext:value-type="string">
            <text:p>If processing of the i<text:span text:style-name="T2">th</text:span> plaintext block doesn't depend on the j<text:span text:style-name="T2">th</text:span> plaintext block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efense in depth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Decryption:</text:p>
          </table:table-cell>
          <table:table-cell/>
          <table:table-cell office:value-type="string" calcext:value-type="string">
            <text:p>If processing of the i<text:span text:style-name="T2">th</text:span> ciphertext block doesn't depend on the j<text:span text:style-name="T2">th</text:span> ciphertext block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 table:number-columns-repeated="5"/>
          <table:table-cell table:number-columns-repeated="3"/>
          <table:table-cell table:style-name="ce4" office:value-type="string" calcext:value-type="string">
            <text:p>Online:</text:p>
          </table:table-cell>
          <table:table-cell/>
          <table:table-cell office:value-type="string" calcext:value-type="string">
            <text:p>If the i<text:span text:style-name="T2">th</text:span> input block Mi depends only on its previous blocks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Padding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d 0*</text:p>
          </table:table-cell>
          <table:table-cell table:style-name="Default" office:value-type="string" calcext:value-type="string">
            <text:p>Padding zeros to block size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Inverse Free:</text:p>
          </table:table-cell>
          <table:table-cell/>
          <table:table-cell office:value-type="string" calcext:value-type="string">
            <text:p>If the algorithm is the same for encryption and decryption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Scheme :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ad 10*</text:p>
          </table:table-cell>
          <table:table-cell table:style-name="Default" office:value-type="string" calcext:value-type="string">
            <text:p>Pad '1' followed by zeros to block size</text:p>
          </table:table-cell>
          <table:table-cell table:style-name="Default"/>
          <table:table-cell table:number-columns-repeated="26"/>
        </table:table-row>
        <table:table-row table:style-name="ro2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ad 10*1</text:p>
          </table:table-cell>
          <table:table-cell table:style-name="Default" office:value-type="string" calcext:value-type="string">
            <text:p>Pad '1' followed by zeros and '1' to block size</text:p>
          </table:table-cell>
          <table:table-cell table:style-name="Default"/>
          <table:table-cell table:number-columns-repeated="26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26"/>
        </table:table-row>
        <table:table-row table:style-name="ro2">
          <table:table-cell table:style-name="ce4" office:value-type="string" calcext:value-type="string">
            <text:p>Type: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de of operation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lock Cipher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ponge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Stream Cipher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Permutation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eistel Structure</text:p>
          </table:table-cell>
          <table:table-cell table:style-name="Default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5P0" style:volatile="true">
      <number:number number:decimal-places="0" loext:min-decimal-places="0" number:min-integer-digits="1" number:grouping="true"/>
      <number:text> $</number:text>
    </number:number-style>
    <number:number-style style:name="N155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$</number:text>
    </number:number-style>
    <number:number-style style:name="N157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$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61P2" style:volatile="true">
      <number:text> - $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$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9P2" style:volatile="true">
      <number:text> -</number:text>
      <number:number number:decimal-places="0" loext:min-decimal-places="0" number:min-integer-digits="0"/>
      <number:text> $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3" loext:min-decimal-places="3" number:min-integer-digits="1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6P0"/>
    </number:currency-style>
    <number:number-style style:name="N187">
      <number:number number:decimal-places="0" loext:min-decimal-places="0" number:min-integer-digits="4"/>
    </number:number-style>
    <number:number-style style:name="N188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10142" number:language="en" number:country="US">
      <number:day number:style="long"/>
      <number:text>-</number:text>
      <number:month number:textual="true"/>
    </number:dat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00:16:41.733581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22:42.824227227</meta:creation-date>
    <dc:date>2017-10-24T00:17:16.668283355</dc:date>
    <meta:editing-duration>PT20H8M41S</meta:editing-duration>
    <meta:editing-cycles>38</meta:editing-cycles>
    <meta:generator>LibreOffice/5.1.6.2$Linux_X86_64 LibreOffice_project/10m0$Build-2</meta:generator>
    <meta:document-statistic meta:table-count="1" meta:cell-count="690" meta:object-count="0"/>
  </office:meta>
</office:document-meta>
</file>